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3cm" fo:min-width="14.867cm"/>
    </style:style>
    <style:style style:name="gr2" style:family="graphic" style:parent-style-name="standard">
      <style:graphic-properties draw:textarea-horizontal-align="justify" draw:textarea-vertical-align="middle" draw:auto-grow-height="false" fo:min-height="0.639cm" fo:min-width="12.581cm"/>
    </style:style>
    <style:style style:name="gr3" style:family="graphic" style:parent-style-name="standard">
      <style:graphic-properties draw:textarea-horizontal-align="justify" draw:textarea-vertical-align="middle" draw:auto-grow-height="false" fo:min-height="14.99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258cm" fo:min-width="7.755cm"/>
    </style:style>
    <style:style style:name="gr5" style:family="graphic" style:parent-style-name="standard">
      <style:graphic-properties draw:textarea-horizontal-align="justify" draw:textarea-vertical-align="middle" draw:auto-grow-height="false" fo:min-height="1.147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285cm" fo:min-width="0.199cm"/>
    </style:style>
    <style:style style:name="gr7" style:family="graphic" style:parent-style-name="standard">
      <style:graphic-properties draw:textarea-horizontal-align="justify" draw:textarea-vertical-align="middle" draw:auto-grow-height="false" fo:min-height="1.401cm" fo:min-width="0.897cm"/>
    </style:style>
    <style:style style:name="gr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457cm" fo:min-width="0.758cm" fo:padding-top="0.151cm" fo:padding-bottom="0.151cm" fo:padding-left="0.276cm" fo:padding-right="0.276cm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5.367cm" svg:height="1.143cm" svg:x="2.651cm" svg:y="24.7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3.081cm" svg:height="0.889cm" svg:x="3.794cm" svg:y="23.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81cm" svg:height="15.24cm" svg:x="5.283cm" svg:y="8.49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8.255cm" svg:height="0.508cm" svg:x="5.537cm" svg:y="8.49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81cm" svg:height="1.397cm" svg:x="13.411cm" svg:y="9.00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397cm" svg:height="1.651cm" svg:x="5.283cm" svg:y="22.20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" draw:text-style-name="P1" draw:layer="layout" svg:width="1.397cm" svg:height="1.651cm" draw:transform="rotate (-3.1396727914126) translate (13.792cm 10.144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7" draw:text-style-name="P1" draw:layer="layout" svg:width="1.397cm" svg:height="1.651cm" svg:x="5.283cm" svg:y="8.492cm">
            <text:p/>
  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  </draw:custom-shape>
        </draw:g>
        <draw:custom-shape draw:style-name="gr8" draw:text-style-name="P2" draw:layer="layout" svg:width="1.778cm" svg:height="2.413cm" svg:x="12.757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13.7cm" svg:y1="12.938cm" svg:x2="13.7cm" svg:y2="17.002cm">
          <text:p/>
        </draw:line>
        <draw:line draw:style-name="gr9" draw:text-style-name="P2" draw:layer="layout" svg:x1="13.7cm" svg:y1="13.827cm" svg:x2="10.906cm" svg:y2="12.684cm">
          <text:p/>
        </draw:line>
        <draw:line draw:style-name="gr9" draw:text-style-name="P2" draw:layer="layout" svg:x1="13.706cm" svg:y1="13.828cm" svg:x2="16.5cm" svg:y2="12.685cm">
          <text:p/>
        </draw:line>
        <draw:line draw:style-name="gr9" draw:text-style-name="P2" draw:layer="layout" svg:x1="13.7cm" svg:y1="17.002cm" svg:x2="11.795cm" svg:y2="20.4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6-05T16:30:22.009000000</meta:creation-date>
    <dc:date>2023-06-05T16:50:05.902000000</dc:date>
    <meta:editing-duration>PT9M28S</meta:editing-duration>
    <meta:editing-cycles>7</meta:editing-cycles>
    <meta:generator>LibreOffice/5.3.6.1$Windows_x86 LibreOffice_project/686f202eff87ef707079aeb7f485847613344eb7</meta:generator>
    <meta:document-statistic meta:object-count="14"/>
  </office:meta>
</office:document-meta>
</file>